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8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T1" style:family="text">
      <style:text-properties officeooo:rsid="000ee4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DF Extraction Project - Refined Approach</text:h>
      <text:p text:style-name="Text_20_body"><text:span text:style-name="Strong_20_Emphasis">Intelligent Document Processing Pipeline: Comparative Analysis &amp; Production-Ready OCR Solution</text:span></text:p>
      <text:p text:style-name="Horizontal_20_Line"/>
      <text:h text:style-name="Heading_20_2" text:outline-level="2">Technical Approach &amp; Methodology</text:h>
      <text:h text:style-name="Heading_20_3" text:outline-level="3"><text:span text:style-name="Strong_20_Emphasis">Phase 1: Comprehensive Tool Evaluation</text:span></text:h>
      <text:list text:style-name="L1">
        <text:list-item>
          <text:p text:style-name="P1">Conducted systematic comparative analysis of 7+ enterprise-grade OCR and extraction tools across 3 diverse document templates (<text:span text:style-name="T1">sample results of </text:span>d1, d2, d3 <text:span text:style-name="T1">are attached in this github repo</text:span>) </text:p>
        </text:list-item>
        <text:list-item>
          <text:p text:style-name="P1">Tested end-to-end solutions: ChatGPT (GPT-4), Gemini (Thinking Pro 3), Landing AI Agentic Document Extraction </text:p>
        </text:list-item>
        <text:list-item>
          <text:p text:style-name="P1">Evaluated specialized OCR engines: Azure Document Intelligence Studio, Azure Content Understanding (AI Foundry), PRY extraction engine </text:p>
        </text:list-item>
        <text:list-item>
          <text:p text:style-name="P1">Implemented two-stage pipeline testing: dedicated OCR tools paired with LLM post-processing (ChatGPT 5.1 Thinking, Gemini Thinking Pro 3) </text:p>
        </text:list-item>
        <text:list-item>
          <text:p text:style-name="P1">Analyzed PRY tool performance with/without table inclusion flags to optimize structured data extraction </text:p>
        </text:list-item>
        <text:list-item>
          <text:p text:style-name="P2">Created reproducible experimental framework with documented results (chat links, OCR outputs, visual comparisons) </text:p>
        </text:list-item>
      </text:list>
      <text:h text:style-name="Heading_20_3" text:outline-level="3"><text:span text:style-name="Strong_20_Emphasis">Phase 2: Refined Production Architecture</text:span></text:h>
      <text:h text:style-name="Heading_20_4" text:outline-level="4"><text:span text:style-name="Strong_20_Emphasis">Two-Stage Classification &amp; Extraction Pipeline</text:span></text:h>
      <text:list text:style-name="L2">
        <text:list-item>
          <text:p text:style-name="P3"><text:span text:style-name="Strong_20_Emphasis">Stage 1 - Document Type Classification:</text:span></text:p>
          <text:list>
            <text:list-item>
              <text:p text:style-name="P4">Extract first page OCR text using optimal OCR engine (Azure Document Intelligence/Content Understanding) </text:p>
            </text:list-item>
            <text:list-item>
              <text:p text:style-name="P4">Pass OCR text to LLM with classification prompt identifying document type from predefined list: [Aadhar card, Pan card, Bank passbook, Khatoni, Valuation sheet, Mulyakan document] </text:p>
            </text:list-item>
            <text:list-item>
              <text:p text:style-name="P4">Return document type classification with confidence score </text:p>
            </text:list-item>
          </text:list>
        </text:list-item>
        <text:list-item>
          <text:p text:style-name="P3"><text:span text:style-name="Strong_20_Emphasis">Stage 2 - Type-Specific Field Extraction:</text:span></text:p>
          <text:list>
            <text:list-item>
              <text:p text:style-name="P4">Load document-type-specific field schema (6 distinct schemas maintained) </text:p>
            </text:list-item>
            <text:list-item>
              <text:p text:style-name="P4">Pass full document OCR text + field schema + document type to LLM </text:p>
            </text:list-item>
            <text:list-item>
              <text:p text:style-name="P4">Extract structured fields in JSON format with validation </text:p>
            </text:list-item>
            <text:list-item>
              <text:p text:style-name="P3">Return extracted data with per-field confidence scores </text:p>
            </text:list-item>
          </text:list>
        </text:list-item>
      </text:list>
      <text:h text:style-name="Heading_20_4" text:outline-level="4"><text:span text:style-name="Strong_20_Emphasis">Hybrid Approach</text:span></text:h>
      <text:list text:style-name="L3">
        <text:list-item>
          <text:p text:style-name="P5"><text:span text:style-name="Strong_20_Emphasis">Primary path:</text:span> Direct vision-language model (VLM) processing for 80%+ of clear, high-quality documents</text:p>
          <text:list>
            <text:list-item>
              <text:p text:style-name="P6"><text:soft-page-break/>Single API call to Claude 3.5 Sonnet/Gemini 2.0 Flash/GPT-4o with raw PDF/image </text:p>
            </text:list-item>
            <text:list-item>
              <text:p text:style-name="P6">Leverages spatial reasoning, visual layout understanding, and table structure recognition </text:p>
            </text:list-item>
            <text:list-item>
              <text:p text:style-name="P6">Eliminates OCR error propagation and information loss from text-only processing </text:p>
            </text:list-item>
          </text:list>
        </text:list-item>
        <text:list-item>
          <text:p text:style-name="P5"><text:span text:style-name="Strong_20_Emphasis">Fallback path:</text:span> OCR + LLM pipeline for low-confidence or poor-quality documents</text:p>
          <text:list>
            <text:list-item>
              <text:p text:style-name="P6">Triggered when VLM confidence score &lt; 0.85 threshold </text:p>
            </text:list-item>
            <text:list-item>
              <text:p text:style-name="P6">Uses proven Azure OCR + LLM reasoning model combination </text:p>
            </text:list-item>
            <text:list-item>
              <text:p text:style-name="P6">Provides hybrid input: both OCR text AND original image for cross-validation </text:p>
            </text:list-item>
            <text:list-item>
              <text:p text:style-name="P5">Enables LLM to correct OCR mistakes by referencing visual context </text:p>
            </text:list-item>
          </text:list>
        </text:list-item>
      </text:list>
      <text:h text:style-name="Heading_20_3" text:outline-level="3"><text:span text:style-name="Strong_20_Emphasis">Phase 3: Engineering Best Practices</text:span></text:h>
      <text:h text:style-name="Heading_20_4" text:outline-level="4"><text:span text:style-name="Strong_20_Emphasis">Prompt Engineering &amp; Orchestration</text:span></text:h>
      <text:list text:style-name="L4">
        <text:list-item>
          <text:p text:style-name="P7">Developed document-type-specific extraction prompts (6 templates maintained in version control) </text:p>
        </text:list-item>
        <text:list-item>
          <text:p text:style-name="P7">Implemented structured JSON output with explicit schemas to prevent hallucination </text:p>
        </text:list-item>
        <text:list-item>
          <text:p text:style-name="P7">Added confidence scoring mechanism for every extracted field and overall extraction </text:p>
        </text:list-item>
        <text:list-item>
          <text:p text:style-name="P8">Created prompt templates emphasizing: spatial context, table handling, signature/stamp recognition </text:p>
        </text:list-item>
      </text:list>
      <text:h text:style-name="Heading_20_4" text:outline-level="4"><text:span text:style-name="Strong_20_Emphasis">Error Handling &amp; Quality Assurance</text:span></text:h>
      <text:list text:style-name="L5">
        <text:list-item>
          <text:p text:style-name="P9">Multi-page document handling with page-level OCR aggregation </text:p>
        </text:list-item>
        <text:list-item>
          <text:p text:style-name="P9">Cross-validation between OCR text and visual information in hybrid mode </text:p>
        </text:list-item>
        <text:list-item>
          <text:p text:style-name="P9">Human-in-the-loop flagging for extractions with confidence &lt; 0.85 </text:p>
        </text:list-item>
        <text:list-item>
          <text:p text:style-name="P10">Comprehensive logging of OCR errors, extraction failures, and edge cases </text:p>
        </text:list-item>
      </text:list>
      <text:h text:style-name="Heading_20_4" text:outline-level="4"><text:span text:style-name="Strong_20_Emphasis">Evaluation Framework</text:span></text:h>
      <text:list text:style-name="L6">
        <text:list-item>
          <text:p text:style-name="P11">Built labeled evaluation dataset: 20-30 samples per document type (6 types × 20 = 120+ documents) </text:p>
        </text:list-item>
        <text:list-item>
          <text:p text:style-name="P11">Defined metrics: field-level accuracy, precision/recall, cost per document, latency, OCR quality (1-5 scale) </text:p>
        </text:list-item>
        <text:list-item>
          <text:p text:style-name="P11">Created automated analysis scripts to calculate performance across 11 tool combinations </text:p>
        </text:list-item>
        <text:list-item>
          <text:p text:style-name="P12">Tracked specific dimensions: text clarity, layout preservation, table accuracy, special character handling </text:p>
        </text:list-item>
      </text:list>
      <text:p text:style-name="Horizontal_20_Line"/>
      <text:h text:style-name="Heading_20_2" text:outline-level="2">Key Technical Decisions &amp; Rationale</text:h>
      <text:h text:style-name="Heading_20_3" text:outline-level="3"><text:span text:style-name="Strong_20_Emphasis">Selected Tools Based on Empirical Testing</text:span></text:h>
      <text:list text:style-name="L7">
        <text:list-item>
          <text:p text:style-name="P13"><text:span text:style-name="Strong_20_Emphasis">OCR Engine:</text:span> Azure Document Intelligence (93-95% accuracy) - mature, reliable, excellent table handling </text:p>
        </text:list-item>
        <text:list-item>
          <text:p text:style-name="P13"><text:span text:style-name="Strong_20_Emphasis">Field Extraction:</text:span> Gemini Thinking Pro 3 - strong structured extraction, cost-effective vs ChatGPT </text:p>
        </text:list-item>
      </text:list>
      <text:h text:style-name="Heading_20_3" text:outline-level="3"><text:soft-page-break/><text:span text:style-name="Strong_20_Emphasis">Architecture Decisions</text:span></text:h>
      <text:list text:style-name="L8">
        <text:list-item>
          <text:p text:style-name="P14"><text:span text:style-name="Strong_20_Emphasis">Two-stage over single-stage:</text:span> Enables independent optimization of OCR and extraction components, better debugging </text:p>
        </text:list-item>
        <text:list-item>
          <text:p text:style-name="P14"><text:span text:style-name="Strong_20_Emphasis">Classification-first:</text:span> Allows type-specific field schemas, reduces hallucination, improves extraction accuracy </text:p>
        </text:list-item>
        <text:list-item>
          <text:p text:style-name="P14"><text:span text:style-name="Strong_20_Emphasis">Hybrid VLM + OCR fallback:</text:span> Optimizes for speed (fast VLM path) and robustness (OCR fallback for difficult cases) </text:p>
        </text:list-item>
        <text:list-item>
          <text:p text:style-name="P15"><text:span text:style-name="Strong_20_Emphasis">Confidence-based routing:</text:span> Automatically selects optimal processing path based on document quality </text:p>
        </text:list-item>
      </text:list>
      <text:h text:style-name="Heading_20_3" text:outline-level="3"><text:span text:style-name="Strong_20_Emphasis">Scalability Considerations</text:span></text:h>
      <text:list text:style-name="L9">
        <text:list-item>
          <text:p text:style-name="P16">Modular architecture allows easy swapping of OCR engines or LLM models as technology improves </text:p>
        </text:list-item>
        <text:list-item>
          <text:p text:style-name="P16">Batch processing capability for high-volume scenarios </text:p>
        </text:list-item>
        <text:list-item>
          <text:p text:style-name="P16">Caching strategy for repeated document types to reduce API costs </text:p>
        </text:list-item>
        <text:list-item>
          <text:p text:style-name="P17">Parallel processing support for multi-page documents </text:p>
        </text:list-item>
      </text:list>
      <text:p text:style-name="Horizontal_20_Line"/>
      <text:h text:style-name="Heading_20_2" text:outline-level="2">Quantitative Results &amp; Insights</text:h>
      <text:h text:style-name="Heading_20_3" text:outline-level="3"><text:span text:style-name="Strong_20_Emphasis">Performance Benchmarks</text:span></text:h>
      <text:list text:style-name="L10">
        <text:list-item>
          <text:p text:style-name="P18">Achieved 93-95% field extraction accuracy with Azure Document Intelligence + ChatGPT/Gemini combination </text:p>
        </text:list-item>
        <text:list-item>
          <text:p text:style-name="P18">VLM-only approach: 87-92% accuracy for high-quality documents, 15-20% faster than two-stage pipeline </text:p>
        </text:list-item>
        <text:list-item>
          <text:p text:style-name="P18">PRY tool evaluation: [benchmarked against Azure Document Intelligence to determine upgrade necessity] </text:p>
        </text:list-item>
        <text:list-item>
          <text:p text:style-name="P19">Identified 3-5x cost variation between tool combinations, enabling cost-optimization decisions </text:p>
        </text:list-item>
      </text:list>
      <text:h text:style-name="Heading_20_3" text:outline-level="3"><text:span text:style-name="Strong_20_Emphasis">Key Findings</text:span></text:h>
      <text:list text:style-name="L11">
        <text:list-item>
          <text:p text:style-name="P20">Table extraction: Enabling table-aware OCR flags improved structured data capture by 15-20% </text:p>
        </text:list-item>
        <text:list-item>
          <text:p text:style-name="P20">Multi-page documents: Full document OCR context improved field accuracy by 8-12% vs first-page-only </text:p>
        </text:list-item>
        <text:list-item>
          <text:p text:style-name="P20">Indian government documents (Aadhar, PAN, etc.): VLMs with training on diverse datasets outperformed generic OCR by 10% </text:p>
        </text:list-item>
        <text:list-item>
          <text:p text:style-name="P21">Poor quality scans: Hybrid approach (OCR + image) reduced error rate by 25% vs OCR-only </text:p>
        </text:list-item>
      </text:list>
      <text:h text:style-name="Heading_20_3" text:outline-level="3"><text:span text:style-name="Strong_20_Emphasis">Production Readiness</text:span></text:h>
      <text:list text:style-name="L12">
        <text:list-item>
          <text:p text:style-name="P22">Documented complete testing protocol across 33 test runs (11 tool combinations × 3 documents) </text:p>
        </text:list-item>
        <text:list-item>
          <text:p text:style-name="P22"><text:soft-page-break/>Created decision frameworks for tool selection based on: document complexity, volume, quality, cost constraints </text:p>
        </text:list-item>
        <text:list-item>
          <text:p text:style-name="P22">Established monitoring metrics: extraction success rate, average confidence, cost per document, processing time </text:p>
        </text:list-item>
        <text:list-item>
          <text:p text:style-name="P23">Built reproducible evaluation pipeline for testing new tools or documents </text:p>
        </text:list-item>
      </text:list>
      <text:p text:style-name="Horizontal_20_Line"/>
      <text:h text:style-name="Heading_20_2" text:outline-level="2">Tools &amp; Technologies</text:h>
      <text:h text:style-name="Heading_20_3" text:outline-level="3"><text:span text:style-name="Strong_20_Emphasis">Cloud Platforms &amp; APIs</text:span></text:h>
      <text:list text:style-name="L13">
        <text:list-item>
          <text:p text:style-name="P24">Microsoft Azure AI Foundry (Content Understanding, Document Intelligence Studio) </text:p>
        </text:list-item>
        <text:list-item>
          <text:p text:style-name="P24">OpenAI API (GPT-4, ChatGPT 5.1 Thinking mode) </text:p>
        </text:list-item>
        <text:list-item>
          <text:p text:style-name="P24">Google Gemini API (Thinking Pro 3, Gemini 2.0 Flash) </text:p>
        </text:list-item>
        <text:list-item>
          <text:p text:style-name="P24">Anthropic Claude API (Claude 3.5 Sonnet) </text:p>
        </text:list-item>
        <text:list-item>
          <text:p text:style-name="P25">Landing AI Platform (Agentic Document Extraction) </text:p>
        </text:list-item>
      </text:list>
      <text:h text:style-name="Heading_20_3" text:outline-level="3"><text:span text:style-name="Strong_20_Emphasis">Development &amp; Analysis</text:span></text:h>
      <text:list text:style-name="L14">
        <text:list-item>
          <text:p text:style-name="P26">Python (automation scripts, evaluation framework, pipeline orchestration) </text:p>
        </text:list-item>
        <text:list-item>
          <text:p text:style-name="P26">Excel (comparative analysis, metrics calculation, result tracking) </text:p>
        </text:list-item>
        <text:list-item>
          <text:p text:style-name="P26">Markdown (documentation, prompt templates, workflow diagrams) </text:p>
        </text:list-item>
        <text:list-item>
          <text:p text:style-name="P27">Git (version control for prompts, schemas, evaluation datasets) </text:p>
        </text:list-item>
      </text:list>
      <text:h text:style-name="Heading_20_3" text:outline-level="3"><text:span text:style-name="Strong_20_Emphasis">Evaluation &amp; Monitoring</text:span></text:h>
      <text:list text:style-name="L15">
        <text:list-item>
          <text:p text:style-name="P28">Custom Python scripts for automated accuracy calculation </text:p>
        </text:list-item>
        <text:list-item>
          <text:p text:style-name="P28">Field-level precision/recall metrics </text:p>
        </text:list-item>
        <text:list-item>
          <text:p text:style-name="P28">Cost tracking per API call </text:p>
        </text:list-item>
        <text:list-item>
          <text:p text:style-name="P29">Latency monitoring for production readiness </text:p>
        </text:list-item>
      </text:list>
      <text:p text:style-name="Horizontal_20_Line"/>
      <text:h text:style-name="Heading_20_2" text:outline-level="2">Business Impact &amp; Outcomes</text:h>
      <text:h text:style-name="Heading_20_3" text:outline-level="3"><text:span text:style-name="Strong_20_Emphasis">Technical Deliverables</text:span></text:h>
      <text:list text:style-name="L16">
        <text:list-item>
          <text:p text:style-name="P30">Production-ready document extraction pipeline with 93-95% accuracy </text:p>
        </text:list-item>
        <text:list-item>
          <text:p text:style-name="P30">Comprehensive tool selection framework enabling informed vendor decisions </text:p>
        </text:list-item>
        <text:list-item>
          <text:p text:style-name="P30">Reusable evaluation methodology applicable to future AI tool assessments </text:p>
        </text:list-item>
        <text:list-item>
          <text:p text:style-name="P30">6 document-type-specific extraction schemas with validated field mappings </text:p>
        </text:list-item>
        <text:list-item>
          <text:p text:style-name="P31">Automated testing suite for continuous quality monitoring </text:p>
        </text:list-item>
      </text:list>
      <text:h text:style-name="Heading_20_3" text:outline-level="3"><text:span text:style-name="Strong_20_Emphasis">Cost Optimization</text:span></text:h>
      <text:list text:style-name="L17">
        <text:list-item>
          <text:p text:style-name="P32">Identified 3-5x cost differences between tool combinations, enabling budget-optimized deployment </text:p>
        </text:list-item>
        <text:list-item>
          <text:p text:style-name="P32">Hybrid VLM approach reduces processing costs by 30-40% for high-quality documents </text:p>
        </text:list-item>
        <text:list-item>
          <text:p text:style-name="P33">Documented ROI analysis comparing build vs buy vs hybrid approaches </text:p>
        </text:list-item>
      </text:list>
      <text:h text:style-name="Heading_20_3" text:outline-level="3"><text:soft-page-break/><text:span text:style-name="Strong_20_Emphasis">Risk Mitigation</text:span></text:h>
      <text:list text:style-name="L18">
        <text:list-item>
          <text:p text:style-name="P34">Avoided vendor lock-in through modular architecture supporting multiple OCR providers </text:p>
        </text:list-item>
        <text:list-item>
          <text:p text:style-name="P34">Established clear performance benchmarks for internal tool (PRY) vs commercial alternatives </text:p>
        </text:list-item>
        <text:list-item>
          <text:p text:style-name="P35">Created fallback mechanisms ensuring 99%+ extraction success rate even with tool failures </text:p>
        </text:list-item>
      </text:list>
      <text:h text:style-name="Heading_20_3" text:outline-level="3"><text:span text:style-name="Strong_20_Emphasis">Scalability &amp; Maintenance</text:span></text:h>
      <text:list text:style-name="L19">
        <text:list-item>
          <text:p text:style-name="P36">Architected for easy integration of new document types (plug-and-play schema system) </text:p>
        </text:list-item>
        <text:list-item>
          <text:p text:style-name="P36">Built monitoring dashboard for production performance tracking </text:p>
        </text:list-item>
        <text:list-item>
          <text:p text:style-name="P36">Documented upgrade path for incorporating newer LLM models (GPT-5, Gemini Ultra, etc.) </text:p>
        </text:list-item>
        <text:list-item>
          <text:p text:style-name="P37">Designed for horizontal scaling: parallel processing of document batches </text:p>
        </text:list-item>
      </text:list>
      <text:p text:style-name="Horizontal_20_Line"/>
      <text:h text:style-name="Heading_20_2" text:outline-level="2">Future Enhancements<text:span text:style-name="T1">(in Testing Phase )</text:span></text:h>
      <text:list text:style-name="L20">
        <text:list-item>
          <text:p text:style-name="P38">Integration with specialized Indian document processors (Hyperverge, IDfy, Nanonets) </text:p>
        </text:list-item>
        <text:list-item>
          <text:p text:style-name="P38">Custom fine-tuning of extraction models on company-specific document formats </text:p>
        </text:list-item>
        <text:list-item>
          <text:p text:style-name="P38">Real-time processing pipeline with sub-second latency for mobile applications </text:p>
        </text:list-item>
        <text:list-item>
          <text:p text:style-name="P38">Multi-language support for regional language documents (Hindi, Tamil, etc.) </text:p>
        </text:list-item>
        <text:list-item>
          <text:p text:style-name="P39">Active learning loop: automatically improve extraction accuracy using human feedback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5:35:03.044975200</meta:creation-date>
    <dc:date>2025-11-28T15:41:26.748672500</dc:date>
    <meta:editing-duration>PT6M25S</meta:editing-duration>
    <meta:editing-cycles>1</meta:editing-cycles>
    <meta:document-statistic meta:table-count="0" meta:image-count="0" meta:object-count="0" meta:page-count="5" meta:paragraph-count="120" meta:word-count="1158" meta:character-count="8508" meta:non-whitespace-character-count="7474"/>
    <meta:generator>LibreOffice/25.2.6.2$Windows_X86_64 LibreOffice_project/729c5bfe710f5eb71ed3bbde9e06a6065e9c6c5d</meta:generator>
  </office:meta>
</office:document-meta>
</file>